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A000001F38566B5B6.svm" manifest:media-type=""/>
  <manifest:file-entry manifest:full-path="Pictures/200000010000015F000000FEB392CE23.svm" manifest:media-type=""/>
  <manifest:file-entry manifest:full-path="Pictures/2000000200000217000000C8DDC2F988.eps" manifest:media-type=""/>
  <manifest:file-entry manifest:full-path="Pictures/20000001000001920000012D07F2A463.svm" manifest:media-type=""/>
  <manifest:file-entry manifest:full-path="Pictures/20000001000000ED000000EDF78F3513.svm" manifest:media-type=""/>
  <manifest:file-entry manifest:full-path="Pictures/200000010000019F0000012DBC4AE220.svm" manifest:media-type=""/>
  <manifest:file-entry manifest:full-path="Pictures/10000000000000200000002000309F1C.png" manifest:media-type="image/png"/>
  <manifest:file-entry manifest:full-path="Pictures/20000001000000F6000000FEB34514DC.svm" manifest:media-type=""/>
  <manifest:file-entry manifest:full-path="Pictures/20000001000001B40000015BB931BC7D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X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X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X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7§display§\su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434cm" svg:height="2.031cm" svg:x="3.773cm" svg:y="0.305cm">
          <draw:image xlink:href="Pictures/2000000200000217000000C8DDC2F988.eps" xlink:type="simple" xlink:show="embed" xlink:actuate="onLoad">
            <text:p/>
          </draw:image>
        </draw:frame>
        <draw:frame draw:style-name="gr2" draw:text-style-name="P1" draw:layer="layout" svg:width="0.481cm" svg:height="0.36cm" svg:x="3.291cm" svg:y="0.541cm">
          <draw:image xlink:href="Pictures/20000001000001920000012D07F2A463.svm" xlink:type="simple" xlink:show="embed" xlink:actuate="onLoad">
            <text:p/>
          </draw:image>
        </draw:frame>
        <draw:frame draw:style-name="gr3" draw:text-style-name="P1" draw:layer="layout" svg:width="0.294cm" svg:height="0.304cm" svg:x="6.24cm" svg:y="0.572cm">
          <draw:image xlink:href="Pictures/20000001000000F6000000FEB34514DC.svm" xlink:type="simple" xlink:show="embed" xlink:actuate="onLoad">
            <text:p/>
          </draw:image>
        </draw:frame>
        <draw:frame draw:style-name="gr4" draw:text-style-name="P1" draw:layer="layout" svg:width="0.522cm" svg:height="0.415cm" svg:x="4.661cm" svg:y="2.063cm">
          <draw:image xlink:href="Pictures/20000001000001B40000015BB931BC7D.svm" xlink:type="simple" xlink:show="embed" xlink:actuate="onLoad">
            <text:p/>
          </draw:image>
        </draw:frame>
        <draw:frame draw:style-name="gr5" draw:text-style-name="P1" draw:layer="layout" svg:width="0.497cm" svg:height="0.36cm" svg:x="7.543cm" svg:y="0.309cm">
          <draw:image xlink:href="Pictures/200000010000019F0000012DBC4AE220.svm" xlink:type="simple" xlink:show="embed" xlink:actuate="onLoad">
            <text:p/>
          </draw:image>
        </draw:frame>
        <draw:frame draw:style-name="gr6" draw:text-style-name="P1" draw:layer="layout" svg:width="0.42cm" svg:height="0.304cm" svg:x="6.177cm" svg:y="1.807cm">
          <draw:image xlink:href="Pictures/200000010000015F000000FEB392CE23.svm" xlink:type="simple" xlink:show="embed" xlink:actuate="onLoad">
            <text:p/>
          </draw:image>
        </draw:frame>
        <draw:frame draw:style-name="gr7" draw:text-style-name="P1" draw:layer="layout" svg:width="0.331cm" svg:height="0.349cm" svg:x="4.505cm" svg:y="0.578cm">
          <draw:image xlink:href="Pictures/20000001000001DA000001F38566B5B6.svm" xlink:type="simple" xlink:show="embed" xlink:actuate="onLoad">
            <text:p/>
          </draw:image>
        </draw:frame>
        <draw:frame draw:style-name="gr8" draw:text-style-name="P1" draw:layer="layout" svg:width="0.283cm" svg:height="0.283cm" svg:x="4.042cm" svg:y="0.884cm">
          <draw:image xlink:href="Pictures/20000001000000ED000000EDF78F3513.svm" xlink:type="simple" xlink:show="embed" xlink:actuate="onLoad">
            <text:p/>
          </draw:image>
        </draw:frame>
        <draw:frame draw:style-name="gr8" draw:text-style-name="P1" draw:layer="layout" svg:width="0.283cm" svg:height="0.283cm" svg:x="4.759cm" svg:y="1.127cm">
          <draw:image xlink:href="Pictures/20000001000000ED000000EDF78F351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2-24T08:39:30</meta:creation-date>
    <meta:editing-duration>PT24M</meta:editing-duration>
    <meta:editing-cycles>10</meta:editing-cycles>
    <meta:generator>LibreOffice/3.3$Linux LibreOffice_project/330m19$Build-401</meta:generator>
    <dc:title>kkkFigures</dc:title>
    <meta:initial-creator>kkk </meta:initial-creator>
    <dc:date>2014-10-05T09:45:32</dc:date>
    <dc:creator>kkk </dc:creator>
    <meta:document-statistic meta:object-count="9"/>
    <meta:template xlink:type="simple" xlink:actuate="onRequest" xlink:title="kkkFigures" xlink:href="../../../../.libreoffice/3/user/template/kkkFigures.otg" meta:date="2013-12-24T08:39:28"/>
  </office:meta>
</office:document-meta>
</file>